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language="fr" fo:country="FR" fo:font-weight="normal" style:font-weight-asian="normal" style:font-weight-complex="normal"/>
    </style:style>
    <style:style style:name="P4" style:family="paragraph" style:parent-style-name="Standard">
      <style:text-properties fo:language="fr" fo:country="FR" style:text-underline-style="none" fo:font-weight="normal" style:font-weight-asian="normal" style:font-weight-complex="normal"/>
    </style:style>
    <style:style style:name="P5" style:family="paragraph" style:parent-style-name="Standard">
      <style:text-properties fo:color="#b84747" fo:language="fr" fo:country="FR"/>
    </style:style>
    <style:style style:name="P6" style:family="paragraph" style:parent-style-name="Standard">
      <style:text-properties fo:color="#b84747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size="6pt" fo:language="fr" fo:country="FR" style:font-size-asian="6pt" style:font-size-complex="6pt"/>
    </style:style>
    <style:style style:name="T1" style:family="text">
      <style:text-properties fo:color="#000000" fo:language="fr" fo:country="FR" style:text-underline-style="none"/>
    </style:style>
    <style:style style:name="T2" style:family="text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" style:family="text">
      <style:text-properties fo:color="#800000" fo:font-size="13pt" style:text-underline-style="none" fo:font-weight="bold" style:font-size-asian="13pt" style:font-weight-asian="bold" style:font-size-complex="13pt" style:font-weight-complex="bold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IN Armel</text:p>
      <text:p text:style-name="P1">14/09/1991 (20 ans)</text:p>
      <text:p text:style-name="P1">20, allée des camélias</text:p>
      <text:p text:style-name="P1">29800 LANDERNEAU</text:p>
      <text:p text:style-name="P1">02.98.85.07.09 / 06.64.68.01.16</text:p>
      <text:p text:style-name="Standard"><text:a xlink:type="simple" xlink:href="mailto:armel_thomin@hotmail.com"><text:span text:style-name="T1">armel_thomin@hotmail.com</text:span></text:a></text:p>
      <text:p text:style-name="P5"/>
      <text:p text:style-name="P5"><text:span text:style-name="T2">Études</text:span><text:span text:style-name="T4">:</text:span></text:p>
      <text:p text:style-name="P2">Collège de Mescoat, Landerneau:</text:p>
      <text:p text:style-name="P4">2006: Diplôme National du Brevet (DNB), mention Bien</text:p>
      <text:p text:style-name="P4"/>
      <text:p text:style-name="P2">Lycée de l'Elorn, Landerneau:</text:p>
      <text:p text:style-name="P1">2009-2010: Terminale Scientifique, spécialité SVT, option Breton</text:p>
      <text:p text:style-name="P3">2010: Baccalauréat Général Série Scientifique Spécialité SVT, mention Assez Bien</text:p>
      <text:p text:style-name="P1"/>
      <text:p text:style-name="P2">UBO – UFR Sciences et Techniques, Brest:</text:p>
      <text:p text:style-name="P1">2010-2012: Première et deuxième années de Licence de Biologie. </text:p>
      <text:p text:style-name="P1"><text:tab/><text:tab/>Adhérent au CENB <text:span text:style-name="T5">(Cercle Étudiant Naturaliste Brestois) : Animations et sorties à <text:tab/><text:tab/>caractère scientifique.</text:span></text:p>
      <text:p text:style-name="P6"/>
      <text:p text:style-name="P1"><text:span text:style-name="T2">Animation</text:span>:</text:p>
      <text:p text:style-name="P1">2006-2009: Animation d'activités pour enfants dans le cadre du Kann Al Loar de Landerneau.</text:p>
      <text:p text:style-name="P1"/>
      <text:p text:style-name="P1">2009: Stage théorique du BAFA, à Tréglonou (29), organisme: UBAPAR</text:p>
      <text:p text:style-name="P1">Été 2010: 4 semaines (20 jours de stage) d'animation au sein de l'Ulamir du Poher à Carhaix (29)</text:p>
      <text:p text:style-name="P1">Fin 2010: Stage de perfectionnement du BAFA, au CPIE à Loperhet (29), organisme: UBAPAR</text:p>
      <text:p text:style-name="P7"/>
      <text:p text:style-name="P1">Été 2011: Validation du BAFA en juin.</text:p>
      <text:p text:style-name="P1"><text:tab/> <text:s text:c="3"/>5 semaines (23 jours) d'animation au sein de l'Ulamir du Poher à Carhaix (29)</text:p>
      <text:p text:style-name="P1"/>
      <text:p text:style-name="P1"><text:span text:style-name="T2">Bénévolat</text:span>:</text:p>
      <text:p text:style-name="P1">1998-2011: Festival Kann Al Loar – Landerneau</text:p>
      <text:p text:style-name="P1"><text:s text:c="2"/><text:tab/> <text:s text:c="7"/>Distribution de tracts, collage d'affiches, encadrement d'activités pour enfants, accueil <text:tab/> <text:s text:c="7"/>d'artistes, service de repas, mise en place et nettoyage de salles de spectacles...</text:p>
      <text:p text:style-name="P7"/>
      <text:p text:style-name="P1">1999-2010: Bagad Bro Landerne </text:p>
      <text:p text:style-name="P1"><text:tab/> <text:s text:c="7"/>Talabarder (joueur de Bombarde).</text:p>
      <text:p text:style-name="P1"><text:tab/> <text:s text:c="7"/>membre du comité d'animation (2007-2009): organisation de manifestations culturelles</text:p>
      <text:p text:style-name="P1"><text:s text:c="8"/></text:p>
      <text:p text:style-name="P1">2004-2010: Warhabreizh (jeux de rôles, modélisme) - Junior Association – Landerneau<text:tab/><text:tab/><text:tab/> <text:s text:c="7"/>Co-fondateur, Vice-Président (2004-2005), Vice-Trésorier (2006-2007).</text:p>
      <text:p text:style-name="P1"><text:tab/> <text:s text:c="7"/>encadrements d'activités (peinture et modélisme).</text:p>
      <text:p text:style-name="P1"/>
      <text:p text:style-name="P1"><text:span text:style-name="T2">Langues:</text:span><text:span text:style-name="T3"> </text:span>Breton: Parlé, lu et écrit (bilingue)</text:p>
      <text:p text:style-name="P1"><text:tab/> <text:s text:c="5"/>Anglais: LV1</text:p>
      <text:p text:style-name="P1"><text:tab/> <text:s text:c="5"/>Allemand: LV2</text:p>
      <text:p text:style-name="P1"/>
      <text:p text:style-name="P1"><text:span text:style-name="T2">Informatique:</text:span><text:span text:style-name="T3"> </text:span>C2i niveau 1.</text:p>
      <text:p text:style-name="P1"><text:tab/><text:tab/>Traitement de texte (OpenOffice, Word), Tableur, Montage photo/vidéo (Photofiltre, <text:tab/><text:tab/>Windows Movie Maker, Internet.</text:p>
      <text:p text:style-name="P1"/>
      <text:p text:style-name="P1"><text:span text:style-name="T2">Loisirs et intérêt:</text:span> <text:s/>Bombarde, Guitare (apprentissage), Modélisme, Rugby (6 ans de pratique), <text:tab/><text:tab/><text:tab/>Badminton, Sci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r" fo:country="FR" style:letter-kerning="true" style:font-size-asian="12pt" style:language-asian="zxx" style:country-asian="none" style:font-size-complex="12pt" style:language-complex="b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r" fo:country="FR" style:letter-kerning="true" style:font-name-asian="Lucida Sans Unicode" style:font-size-asian="12pt" style:language-asian="zxx" style:country-asian="none" style:font-name-complex="Tahoma" style:font-size-complex="12pt" style:language-complex="b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-Ber Thomin</meta:initial-creator>
    <meta:creation-date>2009-06-17T00:19:47.72</meta:creation-date>
    <dc:date>2012-02-22T01:18:56.02</dc:date>
    <dc:creator>Thomin Armel</dc:creator>
    <meta:editing-duration>PT4H57M17S</meta:editing-duration>
    <meta:editing-cycles>41</meta:editing-cycles>
    <meta:generator>LibreOffice/3.4$Win32 LibreOffice_project/340m1$Build-402</meta:generator>
    <meta:printed-by>Yann-Ber Thomin</meta:printed-by>
    <meta:print-date>2009-10-10T10:20:29.97</meta:print-date>
    <meta:document-statistic meta:table-count="0" meta:image-count="0" meta:object-count="0" meta:page-count="1" meta:paragraph-count="37" meta:word-count="268" meta:character-count="2053" meta:non-whitespace-character-count="1723"/>
    <meta:user-defined meta:name="Info 1"/>
    <meta:user-defined meta:name="Info 2"/>
    <meta:user-defined meta:name="Info 3"/>
    <meta:user-defined meta:name="Info 4"/>
  </office:meta>
</office:document-meta>
</file>